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d336" officeooo:paragraph-rsid="000ed336" style:font-weight-asian="bold" style:font-weight-complex="bold"/>
    </style:style>
    <style:style style:name="P2" style:family="paragraph" style:parent-style-name="Heading_20_3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ed3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es.reactjs.org/docs/context.html#reactcreatecontext" text:style-name="Internet_20_link" text:visited-style-name="Visited_20_Internet_20_Link">https://es.reactjs.org/docs/context.html#reactcreatecontext</text:a></text:p>
      <text:p text:style-name="Standard"/>
      <text:h text:style-name="P2" text:outline-level="3"><text:span text:style-name="Source_20_Text"/></text:h>
      <text:h text:style-name="P2" text:outline-level="3"><text:bookmark text:name="reactcreatecontext"/><text:span text:style-name="Source_20_Text">React.createContext</text:span></text:h>
      <text:p text:style-name="P3"><text:span text:style-name="Source_20_Text">const MyContext = React.createContext(defaultValue);</text:span></text:p>
      <text:h text:style-name="Heading_20_3" text:outline-level="3"><text:span text:style-name="Source_20_Text"/></text:h>
      <text:h text:style-name="Heading_20_3" text:outline-level="3"><text:bookmark text:name="contextprovider"/><text:span text:style-name="Source_20_Text"><text:span text:style-name="T1">C</text:span></text:span><text:span text:style-name="Source_20_Text">ontext.Provider</text:span></text:h>
      <text:p text:style-name="Standard"/>
      <text:p text:style-name="P3"><text:span text:style-name="Source_20_Text">&lt;MyContext.Provider value={/* algún valor */}&gt;</text:span></text:p>
      <text:p text:style-name="Standard"/>
      <text:p text:style-name="P1">para consumir el contexto:</text:p>
      <text:p text:style-name="P3"><text:span text:style-name="Source_20_Text">static contextType = ThemeContex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43:23.760378717</meta:creation-date>
    <dc:date>2019-08-13T20:32:19.646645946</dc:date>
    <meta:editing-duration>PT38M45S</meta:editing-duration>
    <meta:editing-cycles>1</meta:editing-cycles>
    <meta:document-statistic meta:table-count="0" meta:image-count="0" meta:object-count="0" meta:page-count="1" meta:paragraph-count="7" meta:word-count="20" meta:character-count="252" meta:non-whitespace-character-count="239"/>
    <meta:generator>LibreOffice/6.0.7.3$Linux_X86_64 LibreOffice_project/00m0$Build-3</meta:generator>
  </office:meta>
</office:document-meta>
</file>